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erdana1"/>
    </style:style>
    <style:style style:name="T4" style:family="text">
      <style:text-properties style:font-name="Verdana1" fo:font-weight="bold" style:font-weight-asian="bold" style:font-weight-complex="bold"/>
    </style:style>
    <style:style style:name="T5" style:family="text">
      <style:text-properties style:font-name="Verdana1" fo:font-size="14pt"/>
    </style:style>
    <style:style style:name="T6" style:family="text">
      <style:text-properties style:font-name="Verdana1" fo:font-size="14pt" style:text-underline-style="solid" style:text-underline-width="auto" style:text-underline-color="font-color"/>
    </style:style>
    <style:style style:name="T7" style:family="text">
      <style:text-properties fo:font-size="14pt" style:text-underline-style="solid" style:text-underline-width="auto" style:text-underline-color="font-color"/>
    </style:style>
    <style:style style:name="T8" style:family="text">
      <style:text-properties fo:font-size="14pt"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Honey Glazed Chicken</text:span><text:span text:style-name="T3"><text:line-break/><text:line-break/>¼ cup butter, melted<text:line-break/>2 T soy sauce<text:line-break/>½ cup honey<text:line-break/><text:line-break/>Chicken pieces, your choice… boneless or not, skinless or not, legs, thighs, breasts, whole chicken, etc… You will need about 3 lbs. <text:line-break/><text:line-break/>Melt butter and add soy sauce and honey. Lay chicken pieces in a large baking pan and drizzle glaze over all. Turn chicken a few times to make sure it is coated nicely. Bake in a 350 degree oven for about 45 minutes to one hour. Boneless pieces such as breasts or thighs will take as long, check after about 25 minutes. <text:line-break/><text:line-break/>This meal can be frozen for an easy to use meal. Simple freeze your chicken pieces and the sauce in a large (gallon size) zip lock bag. On serving day remove from freezer and defrost. Put the whole bag of ingredients into your baking pan and bake as above. This just saves a few steps if you are having a busy day.</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52:51.22</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160" meta:character-count="842"/>
  </office:meta>
</office:document-meta>
</file>